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889cm" style:rel-column-width="728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01c16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04003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4e6a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1c16d" officeooo:paragraph-rsid="0001c16d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1c16d" officeooo:paragraph-rsid="00029a2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01c16d" officeooo:paragraph-rsid="0004003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1c16d" officeooo:paragraph-rsid="0004e6a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1c16d" officeooo:paragraph-rsid="0001c16d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1c16d" officeooo:paragraph-rsid="00040038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1c16d" officeooo:paragraph-rsid="0004e6ac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paragraph-rsid="0004003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paragraph-rsid="0004e6ac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029a25" officeooo:paragraph-rsid="00029a25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029a25" officeooo:paragraph-rsid="000400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029a25" officeooo:paragraph-rsid="0004e6a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029a25" officeooo:paragraph-rsid="00029a2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29a25" officeooo:paragraph-rsid="00040038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029a25" officeooo:paragraph-rsid="0004e6a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040038" officeooo:paragraph-rsid="00040038" style:font-size-asian="12pt" style:font-size-complex="12pt"/>
    </style:style>
    <style:style style:name="P22" style:family="paragraph" style:parent-style-name="Standard">
      <style:text-properties officeooo:rsid="00029a25" officeooo:paragraph-rsid="00029a25"/>
    </style:style>
    <style:style style:name="P23" style:family="paragraph" style:parent-style-name="Standard">
      <style:text-properties officeooo:rsid="00029a25" officeooo:paragraph-rsid="00040038"/>
    </style:style>
    <style:style style:name="P24" style:family="paragraph" style:parent-style-name="Standard">
      <style:text-properties officeooo:rsid="00029a25" officeooo:paragraph-rsid="0004e6ac"/>
    </style:style>
    <style:style style:name="P25" style:family="paragraph" style:parent-style-name="Standard">
      <style:text-properties officeooo:paragraph-rsid="0004e6ac"/>
    </style:style>
    <style:style style:name="P26" style:family="paragraph" style:parent-style-name="Standard">
      <style:paragraph-properties fo:text-align="center" style:justify-single-word="false"/>
      <style:text-properties officeooo:rsid="00051c95" officeooo:paragraph-rsid="00051c95"/>
    </style:style>
    <style:style style:name="P27" style:family="paragraph" style:parent-style-name="Standard" style:master-page-name="Standard">
      <style:paragraph-properties style:page-number="auto"/>
      <style:text-properties officeooo:rsid="00029a25" officeooo:paragraph-rsid="00040038"/>
    </style:style>
    <style:style style:name="P28" style:family="paragraph" style:parent-style-name="Standard" style:master-page-name="Standard">
      <style:paragraph-properties style:page-number="auto"/>
      <style:text-properties officeooo:rsid="00029a25" officeooo:paragraph-rsid="00029a25"/>
    </style:style>
    <style:style style:name="T1" style:family="text">
      <style:text-properties officeooo:rsid="0001c16d"/>
    </style:style>
    <style:style style:name="T2" style:family="text">
      <style:text-properties officeooo:rsid="00029a25"/>
    </style:style>
    <style:style style:name="T3" style:family="text">
      <style:text-properties officeooo:rsid="00040038"/>
    </style:style>
    <style:style style:name="T4" style:family="text">
      <style:text-properties officeooo:rsid="0004e6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ree inter connection scheme</text:p>
      <text:p text:style-name="P25"/>
      <text:p text:style-name="P25"><text:s/></text:p>
      <text:p text:style-name="P25"/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6</text:p>
          </table:table-cell>
          <table:table-cell table:style-name="Table1.I1" office:value-type="string">
            <text:p text:style-name="P17">Numbers</text:p>
          </table:table-cell>
        </table:table-row>
        <table:table-row>
          <table:table-cell table:style-name="Table1.A2" table:number-columns-spanned="2" office:value-type="string">
            <text:p text:style-name="P4"><text:s text:c="2"/><text:span text:style-name="T1">x=7</text:span> <text:s text:c="5"/>c<text:span text:style-name="T1">p</text:span>4 <text:s text:c="4"/><text:span text:style-name="T1">y=2</text:span></text:p>
            <text:p text:style-name="P4"><text:s text:c="10"/><text:span text:style-name="T1">z=9 to cp2</text:span></text:p>
          </table:table-cell>
          <table:covered-table-cell/>
          <table:table-cell table:style-name="Table1.A2" table:number-columns-spanned="2" office:value-type="string">
            <text:p text:style-name="P4"><text:span text:style-name="T1">x=5</text:span> <text:s text:c="5"/>c<text:span text:style-name="T1">p5</text:span> <text:s text:c="6"/><text:span text:style-name="T1">y=2</text:span></text:p>
            <text:p text:style-name="P4"><text:s text:c="10"/><text:span text:style-name="T1">z=7 to cp2</text:span></text:p>
          </table:table-cell>
          <table:covered-table-cell/>
          <table:table-cell table:style-name="Table1.A2" table:number-columns-spanned="2" office:value-type="string">
            <text:p text:style-name="P4"><text:span text:style-name="T1">x=4</text:span> <text:s text:c="5"/>c<text:span text:style-name="T1">p6</text:span> <text:s text:c="4"/><text:span text:style-name="T1">y=1</text:span></text:p>
            <text:p text:style-name="P4"><text:s text:c="10"/><text:span text:style-name="T1">z=5 to cp3</text:span></text:p>
          </table:table-cell>
          <table:covered-table-cell/>
          <table:table-cell table:style-name="Table1.A2" table:number-columns-spanned="2" office:value-type="string">
            <text:p text:style-name="P4"><text:span text:style-name="T1">x=3</text:span> <text:s text:c="5"/>c<text:span text:style-name="T1">p7</text:span> <text:s text:c="7"/><text:span text:style-name="T1">y=6</text:span></text:p>
            <text:p text:style-name="P4"><text:s text:c="10"/><text:span text:style-name="T1">z=9 to cp 3</text:span></text:p>
          </table:table-cell>
          <table:covered-table-cell/>
          <table:table-cell table:style-name="Table1.I2" office:value-type="string">
            <text:p text:style-name="P20">Time 1</text:p>
          </table:table-cell>
        </table:table-row>
        <table:table-row>
          <table:table-cell table:style-name="Table1.A2" table:number-columns-spanned="4" office:value-type="string">
            <text:p text:style-name="P8">x=9 <text:s text:c="24"/>cp2 <text:s text:c="25"/>y=7</text:p>
            <text:p text:style-name="P8"><text:s text:c="27"/>z=16 to cp 1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8">x=5 <text:s text:c="23"/>cp3 <text:s text:c="25"/>y=<text:span text:style-name="T2">9</text:span></text:p>
            <text:p text:style-name="P8"><text:s text:c="27"/>z=1<text:span text:style-name="T2">4</text:span> to cp 1</text:p>
          </table:table-cell>
          <table:covered-table-cell/>
          <table:covered-table-cell/>
          <table:covered-table-cell/>
          <table:table-cell table:style-name="Table1.I2" office:value-type="string">
            <text:p text:style-name="P20">Time 2</text:p>
          </table:table-cell>
        </table:table-row>
        <table:table-row>
          <table:table-cell table:style-name="Table1.A2" table:number-columns-spanned="8" office:value-type="string">
            <text:p text:style-name="P8">x=<text:span text:style-name="T2">16</text:span> <text:s text:c="58"/>cp<text:span text:style-name="T2">1</text:span> <text:s text:c="56"/>y=<text:span text:style-name="T2">14</text:span></text:p>
            <text:p text:style-name="P8"><text:s text:c="55"/>z=<text:span text:style-name="T2">30</text:span> <text:span text:style-name="T2">is final outp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office:value-type="string">
            <text:p text:style-name="P24">Time 3</text:p>
          </table:table-cell>
        </table:table-row>
        <table:table-row>
          <table:table-cell table:style-name="Table1.I2" table:number-columns-spanned="9" office:value-type="string">
            <text:p text:style-name="P24">Every computer (id k) does following: </text:p>
            <text:p text:style-name="P24">x=input left <text:s text:c="2"/>y=input right <text:s/>z=x+y <text:s/>send z to k/2 </text:p>
            <text:p text:style-name="P24">When k is even then output of kth computer goes as left input to (k/2)th computer </text:p>
            <text:p text:style-name="P24">When k is odd <text:s text:c="2"/>then output of kth computer goes as right input to (k/2)th comput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span text:style-name="T2">To find maximum of numbers z=if x&gt;y then x else y</text:span></text:p>
      <text:p text:style-name="P25"/>
      <text:p text:style-name="P25"/>
      <text:p text:style-name="P25"/>
      <text:p text:style-name="P25"><text:s/></text:p>
      <text:p text:style-name="P25"/>
      <table:table table:name="Table5" table:style-name="Table5">
        <table:table-column table:style-name="Table5.A" table:number-columns-repeated="9"/>
        <table:table-row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21">3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3">3</text:p>
          </table:table-cell>
          <table:table-cell table:style-name="Table5.A1" office:value-type="string">
            <text:p text:style-name="P13">6</text:p>
          </table:table-cell>
          <table:table-cell table:style-name="Table5.I1" office:value-type="string">
            <text:p text:style-name="P16">Numbers</text:p>
          </table:table-cell>
        </table:table-row>
        <table:table-row>
          <table:table-cell table:style-name="Table5.A2" table:number-columns-spanned="2" office:value-type="string">
            <text:p text:style-name="P3"><text:s text:c="2"/><text:span text:style-name="T1">x=7</text:span> <text:s text:c="5"/>c<text:span text:style-name="T1">p</text:span>4 <text:s text:c="4"/><text:span text:style-name="T1">y=3</text:span></text:p>
            <text:p text:style-name="P3"><text:s text:c="10"/><text:span text:style-name="T1">z=3 to cp2</text:span></text:p>
          </table:table-cell>
          <table:covered-table-cell/>
          <table:table-cell table:style-name="Table5.A2" table:number-columns-spanned="2" office:value-type="string">
            <text:p text:style-name="P3"><text:span text:style-name="T1">x=5</text:span> <text:s text:c="5"/>c<text:span text:style-name="T1">p5</text:span> <text:s text:c="6"/><text:span text:style-name="T1">y=2</text:span></text:p>
            <text:p text:style-name="P3"><text:s text:c="10"/><text:span text:style-name="T1">z=2 to cp2</text:span></text:p>
          </table:table-cell>
          <table:covered-table-cell/>
          <table:table-cell table:style-name="Table5.A2" table:number-columns-spanned="2" office:value-type="string">
            <text:p text:style-name="P3"><text:span text:style-name="T1">x=4</text:span> <text:s text:c="5"/>c<text:span text:style-name="T1">p6</text:span> <text:s text:c="4"/><text:span text:style-name="T1">y=1</text:span></text:p>
            <text:p text:style-name="P3"><text:s text:c="10"/><text:span text:style-name="T1">z=4 to cp3</text:span></text:p>
          </table:table-cell>
          <table:covered-table-cell/>
          <table:table-cell table:style-name="Table5.A2" table:number-columns-spanned="2" office:value-type="string">
            <text:p text:style-name="P3"><text:span text:style-name="T1">x=3</text:span> <text:s text:c="5"/>c<text:span text:style-name="T1">p7</text:span> <text:s text:c="7"/><text:span text:style-name="T1">y=6</text:span></text:p>
            <text:p text:style-name="P3"><text:s text:c="10"/><text:span text:style-name="T1">z=6 to cp 3</text:span></text:p>
          </table:table-cell>
          <table:covered-table-cell/>
          <table:table-cell table:style-name="Table5.I2" office:value-type="string">
            <text:p text:style-name="P19">Time 1</text:p>
          </table:table-cell>
        </table:table-row>
        <table:table-row>
          <table:table-cell table:style-name="Table5.A2" table:number-columns-spanned="4" office:value-type="string">
            <text:p text:style-name="P7">x=<text:span text:style-name="T3">3</text:span> <text:s text:c="24"/>cp2 <text:s text:c="25"/>y=<text:span text:style-name="T3">2</text:span></text:p>
            <text:p text:style-name="P7"><text:s text:c="27"/>z=<text:span text:style-name="T3">2</text:span> to cp1</text:p>
          </table:table-cell>
          <table:covered-table-cell/>
          <table:covered-table-cell/>
          <table:covered-table-cell/>
          <table:table-cell table:style-name="Table5.A2" table:number-columns-spanned="4" office:value-type="string">
            <text:p text:style-name="P7">x=<text:span text:style-name="T3">4</text:span> <text:s text:c="23"/>cp3 <text:s text:c="25"/>y=<text:span text:style-name="T3">6</text:span></text:p>
            <text:p text:style-name="P7"><text:s text:c="27"/>z=<text:span text:style-name="T2">4</text:span> to cp1</text:p>
          </table:table-cell>
          <table:covered-table-cell/>
          <table:covered-table-cell/>
          <table:covered-table-cell/>
          <table:table-cell table:style-name="Table5.I2" office:value-type="string">
            <text:p text:style-name="P19">Time 2</text:p>
          </table:table-cell>
        </table:table-row>
        <table:table-row>
          <table:table-cell table:style-name="Table5.A2" table:number-columns-spanned="8" office:value-type="string">
            <text:p text:style-name="P7">x=<text:span text:style-name="T3">2</text:span> <text:s text:c="63"/>cp<text:span text:style-name="T2">1</text:span> <text:s text:c="56"/>y=<text:span text:style-name="T3">4</text:span></text:p>
            <text:p text:style-name="P7"><text:s text:c="67"/>z=<text:span text:style-name="T3">2</text:span> <text:span text:style-name="T2">is final outp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office:value-type="string">
            <text:p text:style-name="P23">Time 3</text:p>
          </table:table-cell>
        </table:table-row>
        <table:table-row>
          <table:table-cell table:style-name="Table5.I2" table:number-columns-spanned="9" office:value-type="string">
            <text:p text:style-name="P24"><text:span text:style-name="T4">To find first even number z=if x is even then x else 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00:59:17.527168440</meta:creation-date>
    <dc:date>2020-09-27T01:42:05.707684686</dc:date>
    <meta:editing-duration>PT6M36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61" meta:word-count="195" meta:character-count="1598" meta:non-whitespace-character-count="627"/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6</mn>
                    <mrow/>
                  </mrow>
                </mtd>
                <mtd>
                  <mrow>
                    <mn>2</mn>
                    <mrow/>
                  </mrow>
                </mtd>
                <mtd>
                  <mrow>
                    <mn>3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7</mn>
                    <mrow/>
                  </mrow>
                </mtd>
                <mtd>
                  <mrow>
                    <mn>5</mn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6 {} # 2 {} # 3 {} ##
1 {} # 7 {} # 5{}
}  right )} {}</annotation>
  </semantics>
</math>
</file>

<file path=Object 3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3</mn>
                    <mrow/>
                  </mrow>
                </mtd>
                <mtd>
                  <mrow>
                    <mn>2</mn>
                    <mrow/>
                  </mrow>
                </mtd>
                <mtd>
                  <mrow>
                    <mn>5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5</mn>
                    <mrow/>
                  </mrow>
                </mtd>
                <mtd>
                  <mrow>
                    <mn>2</mn>
                    <mrow/>
                  </mrow>
                </mtd>
                <mtd>
                  <mrow>
                    <mn>7</mn>
                    <mrow/>
                  </mrow>
                </mtd>
                <mtd>
                  <mrow>
                    <mn>5</mn>
                    <mrow/>
                  </mrow>
                </mtd>
              </mtr>
              <mtr>
                <mtd>
                  <mrow>
                    <mn>3</mn>
                    <mrow/>
                  </mrow>
                </mtd>
                <mtd>
                  <mrow>
                    <mn>8</mn>
                    <mrow/>
                  </mrow>
                </mtd>
                <mtd>
                  <mrow>
                    <mn>4</mn>
                    <mrow/>
                  </mrow>
                </mtd>
                <mtd>
                  <mrow>
                    <mn>2</mn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3 {} # 2 {} # 5 {} # 1 {} ##
5 {} # 2 {} # 7 {} # 5 {} ##
3 {} # 8 {} # 4 {} # 2{}
}  right )} {}</annotation>
  </semantics>
</math>
</file>

<file path=Object 5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text>18</mtext>
                    <mrow/>
                  </mrow>
                </mtd>
                <mtd>
                  <mrow>
                    <mtext>12</mtext>
                    <mrow/>
                  </mrow>
                </mtd>
                <mtd>
                  <mrow>
                    <mtext>30</mtext>
                    <mrow/>
                  </mrow>
                </mtd>
                <mtd>
                  <mrow>
                    <mn>6</mn>
                    <mrow/>
                  </mrow>
                </mtd>
              </mtr>
              <mtr>
                <mtd>
                  <mrow>
                    <mtext>10</mtext>
                    <mrow/>
                  </mrow>
                </mtd>
                <mtd>
                  <mrow>
                    <mn>4</mn>
                    <mrow/>
                  </mrow>
                </mtd>
                <mtd>
                  <mrow>
                    <mtext>14</mtext>
                    <mrow/>
                  </mrow>
                </mtd>
                <mtd>
                  <mrow>
                    <mtext>10</mtext>
                    <mrow/>
                  </mrow>
                </mtd>
              </mtr>
              <mtr>
                <mtd>
                  <mrow>
                    <mn>9</mn>
                    <mrow/>
                  </mrow>
                </mtd>
                <mtd>
                  <mrow>
                    <mtext>24</mtext>
                    <mrow/>
                  </mrow>
                </mtd>
                <mtd>
                  <mrow>
                    <mtext>12</mtext>
                    <mrow/>
                  </mrow>
                </mtd>
                <mtd>
                  <mrow>
                    <mn>6</mn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"18" {} # "12" {} # "30" {} # 6 {} ##
"10" {} # 4 {} # "14" {} # "10" {} ##
9 {} # "24" {} # "12" {} # 6{}
}  right )} {}</annotation>
  </semantics>
</math>
</file>

<file path=Object 7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3</mn>
                    <mrow/>
                  </mrow>
                </mtd>
                <mtd>
                  <mrow>
                    <mn>2</mn>
                    <mrow/>
                  </mrow>
                </mtd>
                <mtd>
                  <mrow>
                    <mn>5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text>35</mtext>
                    <mrow/>
                  </mrow>
                </mtd>
                <mtd>
                  <mrow>
                    <mtext>14</mtext>
                    <mrow/>
                  </mrow>
                </mtd>
                <mtd>
                  <mrow>
                    <mtext>49</mtext>
                    <mrow/>
                  </mrow>
                </mtd>
                <mtd>
                  <mrow>
                    <mtext>35</mtext>
                    <mrow/>
                  </mrow>
                </mtd>
              </mtr>
              <mtr>
                <mtd>
                  <mrow>
                    <mtext>15</mtext>
                    <mrow/>
                  </mrow>
                </mtd>
                <mtd>
                  <mrow>
                    <mtext>40</mtext>
                    <mrow/>
                  </mrow>
                </mtd>
                <mtd>
                  <mrow>
                    <mtext>20</mtext>
                    <mrow/>
                  </mrow>
                </mtd>
                <mtd>
                  <mrow>
                    <mtext>10</mtext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3 {} # 2 {} # 5 {} # 1 {} ##
"35" {} # "14" {} # "49" {} # "35" {} ##
"15" {} # "40" {} # "20" {} # "10"{}
}  right )} {}</annotation>
  </semantics>
</math>
</file>